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84.36pt"/>
    </style:style>
    <style:style style:name="co3" style:family="table-column">
      <style:table-column-properties fo:break-before="auto" style:column-width="92.1pt"/>
    </style:style>
    <style:style style:name="co4" style:family="table-column">
      <style:table-column-properties fo:break-before="auto" style:column-width="147.66pt"/>
    </style:style>
    <style:style style:name="co5" style:family="table-column">
      <style:table-column-properties fo:break-before="auto" style:column-width="241.85pt"/>
    </style:style>
    <style:style style:name="co6" style:family="table-column">
      <style:table-column-properties fo:break-before="auto" style:column-width="321.36pt"/>
    </style:style>
    <style:style style:name="co7" style:family="table-column">
      <style:table-column-properties fo:break-before="auto" style:column-width="110.61pt"/>
    </style:style>
    <style:style style:name="co8" style:family="table-column">
      <style:table-column-properties fo:break-before="auto" style:column-width="101.34pt"/>
    </style:style>
    <style:style style:name="co9" style:family="table-column">
      <style:table-column-properties fo:break-before="auto" style:column-width="72.79pt"/>
    </style:style>
    <style:style style:name="co10" style:family="table-column">
      <style:table-column-properties fo:break-before="auto" style:column-width="99.0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72bf44"/>
    </style:style>
  </office:automatic-styles>
  <office:body>
    <office:spreadsheet>
      <table:calculation-settings table:automatic-find-labels="false" table:use-regular-expressions="false" table:use-wildcards="true"/>
      <table:table table:name="IQInp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table:style-name="Default" office:value-type="string" calcext:value-type="string">
            <text:p>Link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1337543-0</text:p>
          </table:table-cell>
          <table:table-cell office:value-type="string" calcext:value-type="string">
            <text:p>1-227161-7</text:p>
          </table:table-cell>
          <table:table-cell office:value-type="string" calcext:value-type="string">
            <text:p>AMP_227161</text:p>
          </table:table-cell>
          <table:table-cell office:value-type="string" calcext:value-type="string">
            <text:p>X1, X3</text:p>
          </table:table-cell>
          <table:table-cell office:value-type="string" calcext:value-type="string">
            <text:p><text:a xlink:href="https://www.digikey.de/product-detail/de/1-1337543-0/A97553-ND/1755940/?itemSeq=307473436" xlink:type="simple">A97553-ND‎</text:a>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1, C7, C25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2, C8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4, R28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6, C12, C13, C26, C27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5, C11, C20, C21, C22, C23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2, R26</text:p>
          </table:table-cell>
          <table:table-cell office:value-type="string" calcext:value-type="string">
            <text:p><text:a xlink:href="https://www.digikey.de/product-detail/de/yageo/RC0603FR-07191KL/311-191KHRCT-ND/729952" xlink:type="simple">311-191KHRCT-ND </text:a>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14, C15, C16, C17, C18, C19, C24, C28, C29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48" calcext:value-type="float">
            <text:p>4148</text:p>
          </table:table-cell>
          <table:table-cell office:value-type="string" calcext:value-type="string">
            <text:p>DIODE-MINIMELF</text:p>
          </table:table-cell>
          <table:table-cell office:value-type="string" calcext:value-type="string">
            <text:p>MINIMELF</text:p>
          </table:table-cell>
          <table:table-cell office:value-type="string" calcext:value-type="string">
            <text:p>D5, D6, D7, D8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3, R4, R5, R6, R17, R18, R19, R20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9R9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, R2, R15, R16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49R9</text:p>
          </table:table-cell>
          <table:table-cell office:value-type="string" calcext:value-type="string">
            <text:p>R-EU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7, R8, R9, R10, R21, R22, R23, R24</text:p>
          </table:table-cell>
          <table:table-cell office:value-type="string" calcext:value-type="string">
            <text:p><text:a xlink:href="https://www.digikey.de/product-detail/de/yageo/RC1206FR-0749R9L/311-49.9FRCT-ND/731889" xlink:type="simple">311-49.9FRCT-ND </text:a>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29, R30, R31, R32, R33, R34, R36, R37, R38, R39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35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3, R27</text:p>
          </table:table-cell>
          <table:table-cell office:value-type="string" calcext:value-type="string">
            <text:p><text:a xlink:href="https://www.digikey.de/product-detail/de/yageo/RC0603FR-0760K4L/311-60.4KHRCT-ND/730275" xlink:type="simple">311-60.4KHRCT-ND </text:a> <text:a xlink:href="javascript:msgBox('#dlgRohs');" xlink:type="simple"> </text:a>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5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1, R25</text:p>
          </table:table-cell>
          <table:table-cell office:value-type="string" calcext:value-type="string">
            <text:p><text:a xlink:href="https://www.digikey.de/product-detail/de/yageo/RC0603JR-07750KL/311-750KGRCT-ND/729773" xlink:type="simple">311-750KGRCT-ND </text:a>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D8132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IC3, IC4</text:p>
          </table:table-cell>
          <table:table-cell office:value-type="string" calcext:value-type="string">
            <text:p><text:a xlink:href="https://www.digikey.de/product-detail/de/analog-devices-inc/AD8132WARMZ-R7/AD8132WARMZ-R7CT-ND/2091915" xlink:type="simple">AD8132WARMZ-R7CT-ND </text:a>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BAV199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D1, D2, D3, D4</text:p>
          </table:table-cell>
          <table:table-cell office:value-type="string" calcext:value-type="string">
            <text:p><text:a xlink:href="https://www.digikey.de/product-detail/de/diodes-incorporated/BAV199-7-F/BAV199-FDICT-ND/1033647" xlink:type="simple">BAV199-FDICT-ND </text:a>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BC847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T1, T2, T3, T4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3, C4, C9, C10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FH12-20S-0.5SH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<text:a xlink:href="https://www.digikey.de/product-detail/de/hirose-electric-co-ltd/FH12-20S-0.5SH-55/HFJ120CT-ND/1110379" xlink:type="simple">HFJ120CT-ND </text:a>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FTR-B4G</text:p>
          </table:table-cell>
          <table:table-cell office:value-type="string" calcext:value-type="string">
            <text:p>K1, K2, K3, K4</text:p>
          </table:table-cell>
          <table:table-cell office:value-type="string" calcext:value-type="string">
            <text:p><text:a xlink:href="https://www.digikey.de/product-detail/de/panasonic-electric-works/AGN210A03Z/255-3356-1-ND/6187877" xlink:type="simple">255-3356-1-ND</text:a>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rrite</text:p>
          </table:table-cell>
          <table:table-cell office:value-type="string" calcext:value-type="string">
            <text:p>L-EUL2012C</text:p>
          </table:table-cell>
          <table:table-cell office:value-type="string" calcext:value-type="string">
            <text:p>L2012C</text:p>
          </table:table-cell>
          <table:table-cell office:value-type="string" calcext:value-type="string">
            <text:p>L1, L2</text:p>
          </table:table-cell>
          <table:table-cell office:value-type="string" calcext:value-type="string">
            <text:p><text:a xlink:href="https://www.digikey.de/product-detail/de/MI0603J601R-10/240-2371-1-ND/806731/?itemSeq=307474824" xlink:type="simple">240-2371-1-ND‎</text:a>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T1819</text:p>
          </table:table-cell>
          <table:table-cell office:value-type="string" calcext:value-type="string">
            <text:p>LM358D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<text:a xlink:href="https://www.digikey.de/product-detail/de/linear-technology-analog-devices/LT1819CS8-PBF/LT1819CS8-PBF-ND/889094" xlink:type="simple">LT1819CS8#PBF-ND </text:a>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TL-30EFJ</text:p>
          </table:table-cell>
          <table:table-cell office:value-type="string" calcext:value-type="string">
            <text:p>DUOLED-RG-C</text:p>
          </table:table-cell>
          <table:table-cell office:value-type="string" calcext:value-type="string">
            <text:p>DUOLED-C-5MM</text:p>
          </table:table-cell>
          <table:table-cell office:value-type="string" calcext:value-type="string">
            <text:p>LD1, LD2</text:p>
          </table:table-cell>
          <table:table-cell office:value-type="string" calcext:value-type="string">
            <text:p><text:a xlink:href="https://www.digikey.de/product-detail/de/LTL-30EFJ/160-1715-ND/670007/?itemSeq=307474441" xlink:type="simple">160-1715-ND‎</text:a>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X19515</text:p>
          </table:table-cell>
          <table:table-cell office:value-type="string" calcext:value-type="string">
            <text:p>QFN50P700X700X75-49T550N</text:p>
          </table:table-cell>
          <table:table-cell office:value-type="string" calcext:value-type="string">
            <text:p>IC5</text:p>
          </table:table-cell>
          <table:table-cell office:value-type="string" calcext:value-type="string">
            <text:p><text:a xlink:href="https://www.digikey.de/product-detail/de/maxim-integrated/MAX19515ETM/MAX19515ETM-ND/2044673" xlink:type="simple">MAX19515ETM+-ND </text:a>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CA9555BS</text:p>
          </table:table-cell>
          <table:table-cell office:value-type="string" calcext:value-type="string">
            <text:p>HVQFN24</text:p>
          </table:table-cell>
          <table:table-cell office:value-type="string" calcext:value-type="string">
            <text:p>IC6</text:p>
          </table:table-cell>
          <table:table-cell office:value-type="string" calcext:value-type="string">
            <text:p><text:a xlink:href="https://www.digikey.de/product-detail/de/nxp-usa-inc/PCA9555BS118/568-2382-1-ND/957608" xlink:type="simple">568-2382-1-ND </text:a>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PS6040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<text:a xlink:href="https://www.digikey.de/product-detail/de/texas-instruments/TPS60403DBVR/296-27005-1-ND/2255295" xlink:type="simple">296-27005-1-ND </text:a>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24T12:01:33.836394339</dc:date>
    <meta:editing-duration>PT4M12S</meta:editing-duration>
    <meta:editing-cycles>1</meta:editing-cycles>
    <meta:document-statistic meta:table-count="1" meta:cell-count="161" meta:object-count="0"/>
    <meta:generator>LibreOffice/6.0.7.3$Linux_X86_64 LibreOffice_project/00m0$Build-3</meta:generator>
  </office:meta>
</office:document-meta>
</file>